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06d9" officeooo:paragraph-rsid="001b06d9"/>
    </style:style>
    <style:style style:name="P2" style:family="paragraph" style:parent-style-name="Standard">
      <style:paragraph-properties fo:text-align="justify" style:justify-single-word="false"/>
      <style:text-properties officeooo:rsid="001b06d9" officeooo:paragraph-rsid="001b06d9"/>
    </style:style>
    <style:style style:name="P3" style:family="paragraph" style:parent-style-name="Standard">
      <style:paragraph-properties fo:text-align="center" style:justify-single-word="false"/>
      <style:text-properties officeooo:rsid="001b06d9" officeooo:paragraph-rsid="001b06d9"/>
    </style:style>
    <style:style style:name="P4" style:family="paragraph" style:parent-style-name="Standard">
      <style:paragraph-properties fo:text-align="justify" style:justify-single-word="false"/>
      <style:text-properties officeooo:rsid="001db9cd" officeooo:paragraph-rsid="001db9cd"/>
    </style:style>
    <style:style style:name="P5" style:family="paragraph" style:parent-style-name="Standard">
      <style:paragraph-properties fo:text-align="justify" style:justify-single-word="false"/>
      <style:text-properties officeooo:rsid="001f3fc2" officeooo:paragraph-rsid="001f3fc2"/>
    </style:style>
    <style:style style:name="P6" style:family="paragraph" style:parent-style-name="Standard">
      <style:paragraph-properties fo:text-align="justify" style:justify-single-word="false"/>
      <style:text-properties officeooo:rsid="001fb2f0" officeooo:paragraph-rsid="001fb2f0"/>
    </style:style>
    <style:style style:name="T1" style:family="text">
      <style:text-properties officeooo:rsid="001b32e6"/>
    </style:style>
    <style:style style:name="T2" style:family="text">
      <style:text-properties officeooo:rsid="001b8d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 new look <text:s/>at gain and loss analysis</text:p>
      <text:p text:style-name="P3">Arghur W Anderson</text:p>
      <text:p text:style-name="P1"/>
      <text:p text:style-name="P2">Este artigo aborda um problema que assombra os atuários previdenciários: como explicar as flutuações anuais e o custo calculado das pensões em termos de desvios da experiência real em relação à experiência esperada. Apresenta um método para derivar fórmulas de análise de ganhos e perdas directamente a partir das fórmulas de avaliação e mostra que a análise é implicitamente definida pelas fórmulas de avaliação, em vez de algo que pode ser considerado separadamente delas.</text:p>
      <text:p text:style-name="P2">O artigo mostra como o método pode ser usado para atacar métodos de custos individuais e agregados (as fórmulas de análise resultantes para métodos agregados não são apenas aproximações, mas expressões exatas). Mostra também que o desenvolvimento de fórmulas de análise exactas fornece não só a base para cálculos, mas também informações valiosas sobre os mecanismos pelos quais os métodos de custos ajustam os custos calculados para reflectirem a experiência real.</text:p>
      <text:p text:style-name="P2"/>
      <text:p text:style-name="P2">Este artigo foi escrito principalmente para os atuários envolvidos</text:p>
      <text:p text:style-name="P2">com o trabalho sobre planos de pensões, e pressupõe por parte do leitor um conhecimento prático da mecânica das avaliações de pensões. Seu objetivo é sugerir uma nova abordagem ao antigo problema da análise de ganhos e perdas, baseada no raciocínio dedutivo. As quantidades calculadas numa avaliação de pensões, tais como custo normal, passivo acumulado e similares, têm definições matemáticas precisas. Ou seja, podemos descrever a um funcionário (ou a um computador) como realizar os cálculos em termos simples e objetivos: “multiplique essas quantidades por esse tipo de fator e some os produtos”, e assim por diante. Cada uma das quantidades elementares envolvidas na avaliação deste ano pode ser relacionada com a sua contraparte na avaliação do próximo ano por algum tipo de equação. Portanto, uma vez que o cálculo do ganho atuarial envolve apenas os resultados da avaliação de dois anos consecutivos, se existir uma análise de ganhos e perdas, ela também deverá ser capaz de descrição matemática exata.</text:p>
      <text:p text:style-name="P2"/>
      <text:p text:style-name="P2">Uma formulação tão exata de uma análise de ganhos e perdas, se pudesse ser encontrada, não apenas nos diria como calcular cada ganho componente, como o ganho da mortalidade, mas também produziria uma lista completa das possíveis fontes de ganhos. ganho ou perda. Portanto, poderíamos abordar a análise de ganhos e perdas a partir de uma direção nova e mais científica. A abordagem tradicional, descrita por Dreher, é primeiro listar as possíveis fontes de ganho e depois usar a intuição atuarial para chegar às fórmulas a serem usadas para calcular os ganhos componentes; nossa abordagem seria primeiro reconhecer que as definições de passivo acumulado não financiado e custo normal definem implicitamente a análise de ganhos e perdas e depois derivar por raciocínio direto (em oposição ao raciocínio "geral") as fontes de ganho e a definição de cada componente .</text:p>
      <text:p text:style-name="P2"/>
      <text:p text:style-name="P2">A abordagem mais rigorosa teria vantagens práticas: primeiro,</text:p>
      <text:p text:style-name="P2">proporcionaria 100 por cento de precisão no cálculo e, portanto,</text:p>
      <text:p text:style-name="P2">permitem rotinizar não só a avaliação em si, mas também a sua validação através da análise do ganho. O método tradicional requer a atenção direta do atuário ou pelo menos de uma pessoa altamente treinada e com considerável poder de julgamento, porque a análise é apenas aproximada e é preciso decidir (a) quais fontes de ganho são pertinentes e (b) qual tolerância entre os ganhos reais e os analisados é aceitável (o novo método envolveria sempre uma tolerância zero, uma vez que a equivalência algébrica do ganho calculado e da soma das componentes é previamente estabelecida). Em segundo lugar, o actuário poderia dormir mais profundamente, sabendo que de facto substituiu as impressões por demonstrações e não o contrário, como acontece com a abordagem tradicional.</text:p>
      <text:p text:style-name="P2"/>
      <text:p text:style-name="P2"><text:soft-page-break/>Um benefício adicional deriva da dedução da análise de ganhos a partir dos primeiros princípios, na medida em que o actuário obtém uma maior compreensão dos mecanismos internos do seu modelo matemático e pode fazer julgamentos actuariais mais informados. Por exemplo, é ocasionalmente desejável ter em conta o efeito dos aumentos salariais através de uma suposição de juros mais conservadora em vez de uma escala salarial. Embora a suposição de que os ganhos provenientes dos juros compensam as perdas decorrentes dos aumentos salariais possa ser verdadeira no longo prazo, no curto prazo (especialmente se houver um baixo saldo de fundos) poderá não ser verdade. Um exame de fórmulas precisas para estas duas componentes do ganho permitiria ao actuário decidir se a dimensão das perdas prováveis nos primeiros anos é tolerável.</text:p>
      <text:p text:style-name="P2"/>
      <text:p text:style-name="P2">Como cada avaliação atuarial é um modelo único e o ganho e</text:p>
      <text:p text:style-name="P2">a análise de perdas é, portanto, também única, embora haja uma semelhança notável entre as fórmulas de análise de caso para caso (tal como há semelhança nos próprios modelos), é difícil fazer generalizações suficientemente poderosas para serem aplicadas eficazmente em todas as situações de avaliação. Portanto, o objetivo deste artigo será demonstrar um método de derivação de fórmulas adequadas a um caso particular, em vez de apresentar teorias e fórmulas gerais. Tais derivações envolvem muitos termos e símbolos e, portanto, é essencial tratá-las metodicamente para</text:p>
      <text:p text:style-name="P2">evite confusão total.</text:p>
      <text:p text:style-name="P2"/>
      <text:p text:style-name="P2">O método geral será primeiro ilustrado e depois descrito em</text:p>
      <text:p text:style-name="P2">Seção I, com uma avaliação simples de crédito unitário como exemplo. A Seção II mostra como o método funciona em uma situação mais complicada de crédito unitário. A Seção I I I analisa a idade normal de entrada em um caso simples, e a Seção IV acrescenta a complicação de uma escala salarial. A Seção V trata dos métodos de financiamento agregado e mostra que, contrariamente ao equívoco popular, é possível analisar “ganhos” e “perdas” sob estes métodos de uma forma completamente precisa e direta.</text:p>
      <text:p text:style-name="P2"/>
      <text:p text:style-name="P3"><text:s text:c="3"/><text:span text:style-name="T1">The general approach : a unit-credit example</text:span></text:p>
      <text:p text:style-name="P3"/>
      <text:p text:style-name="P2">Consideremos, como exemplo introdutório, um plano simples de benefícios unitários que prevê benefícios de reforma sob a forma de uma anuidade vitalícia mensal (sem formulários opcionais) e sem benefícios acessórios, tais como por morte ou morte. Não assuma quaisquer benefícios de aquisição ou invalidez – ou pelo menos assuma que serão ignorados para efeitos de financiamento – para que a avaliação se refira apenas aos empregados ativos e reformados. Para efeitos da avaliação no ano zero, definir os seguintes três conjuntos de pessoas incluídas na avaliação:</text:p>
      <text:p text:style-name="P2"/>
      <text:p text:style-name="P2"><text:span text:style-name="T2">A0: </text:span>Funcionários a<text:span text:style-name="T2">t</text:span>ivos cujas respectivas idades (aniversário mais próximo) na data de avaliação são estritamente inferiores às suas idades de aposentadoria presumidas correspondentes (uma idade de aposentadoria presumida deve ser usada na avaliação, em vez de uma tabela de probabilidade de aposentadoria)</text:p>
      <text:p text:style-name="P2"/>
      <text:p text:style-name="P2"><text:span text:style-name="T2">B0: </text:span>Colaboradores no ativo cujas idades atingidas sejam iguais à correspondente idade presumida de reforma; presume-se que os membros do B0 se aposentarão imediatamente</text:p>
      <text:p text:style-name="P2"/>
      <text:p text:style-name="P2"><text:span text:style-name="T2">R0: </text:span>Funcionários aposentados na data da avaliação ("tempo 0")</text:p>
      <text:p text:style-name="P2"/>
      <text:p text:style-name="P2">Os cálculos atuariais primários são aqueles do custo normal ( NCo ) e a responsabilidade acumulada ( A L o ) , que decidimos calcular de acordo com o método do crédito unitário da seguinte forma:</text:p>
      <text:p text:style-name="P2"/>
      <text:p text:style-name="P4">XXXXX</text:p>
      <text:p text:style-name="P4"/>
      <text:p text:style-name="P4"/>
      <text:p text:style-name="P4"><text:soft-page-break/>Situações tão simples como o caso que acabamos de examinar são relativamente raras, de modo que a equação (21) não terá aplicabilidade geral. É, no entanto, uma expressão exacta do ganho G em termos do que parecem ser componentes razoavelmente definidos de acordo com os critérios estabelecidos no início da discussão; assim, garante-nos que o todo será exatamente igual à soma das partes, tornando a análise de ganhos e perdas segundo esta fórmula particularmente valiosa, uma vez que a "tolerância" entre o ganho real e o ganho analisado é zero (negligenciando possíveis discrepâncias de arredondamento).</text:p>
      <text:p text:style-name="P4">Outra vantagem da análise por fórmula exata é que se sabe</text:p>
      <text:p text:style-name="P4">exatamente quais dados devem ser computados na avaliação de cada ano em antecipação à análise de ganhos e perdas do ano seguinte. No exemplo que acabamos de discutir, deve-se calcular (além das quantidades usuais de custo normal e passivo acumulado) o seguinte.</text:p>
      <text:p text:style-name="P4"/>
      <text:p text:style-name="P5">XXXXX</text:p>
      <text:p text:style-name="P5"/>
      <text:p text:style-name="P5"/>
      <text:p text:style-name="P5">Estas quantidades poderiam ser difíceis de descobrir se a avaliação incluísse muitos membros e fosse necessário reconstruir os cálculos do ano anterior. Se tiver sido derivada uma fórmula para a análise de ganhos e perdas, a análise pode ser programada no procedimento de avaliação regular; então deve-se ser capaz de chegar exatamente ao mesmo valor de ganho por dois métodos independentes.</text:p>
      <text:p text:style-name="P5">Uma terceira vantagem do método da fórmula é que, embora a derivação da fórmula seja um tanto demorada, provavelmente gastaremos menos tempo - com resultados mais certos - derivando e aplicando a fórmula do que usando a abordagem intuitiva usual para ganhos e perdas. análise. Uma vez que alguém tenha feito por si mesmo algumas derivações como a acima, ele achará novas situações substancialmente mais fáceis de resolver.</text:p>
      <text:p text:style-name="P5"/>
      <text:p text:style-name="P5">Vamos agora rever os passos pelos quais a fórmula (21) foi derivada, passos esses que, como mostraremos, contêm a chave para a solução de qualquer problema específico de ganhos e perdas.</text:p>
      <text:p text:style-name="P5"/>
      <text:p text:style-name="P5">1. Escreva as fórmulas para os resultados básicos da avaliação (custo normal, passivo acumulado, e assim por diante) em termos de somatórios sobre várias classificações (conjuntos) de participantes do plano (cf. fórmulas [1]-[4]) para cada de dois anos consecutivos.</text:p>
      <text:p text:style-name="P5"/>
      <text:p text:style-name="P5">2. Escreva a fórmula do ganho atuarial (exceto para métodos de financiamento agregado, onde essas etapas são um pouco modificadas, conforme discutido mais adiante), ou seja, a quantidade a ser analisada em componentes (fórmula [5]).</text:p>
      <text:p text:style-name="P5"/>
      <text:p text:style-name="P5">3. Expressar as relações de recursão entre cada conjunto utilizado no passo 1, definindo os subconjuntos necessários (fórmulas [6]-[8]), bem como as relações de recursão entre termos não expressos como somatórios sobre conjuntos de membros (por exemplo, entre F0 e F1; veja a fórmula [9]).</text:p>
      <text:p text:style-name="P5"/>
      <text:p text:style-name="P5">4. Reescrever as expressões para os resultados da avaliação do segundo ano do passo 1, utilizando as relações de recursão do passo 3; certifique-se de estender as definições de termos dentro dos sinais de soma para conjuntos nos quais eles podem não ter sido definidos originalmente (fórmulas [10]-[15]).</text:p>
      <text:p text:style-name="P5"/>
      <text:p text:style-name="P5">5. Usando relações de recursão entre as diversas funções atuariais usadas para o segundo ano (fórmulas [16]-[17], por exemplo), reescreva a etapa 4 (fórmulas [18]-[19]) e substitua esse resultado na fórmula para ganho agregado (fórmula [20]).</text:p>
      <text:p text:style-name="P5"/>
      <text:p text:style-name="P5"><text:soft-page-break/>6. Reorganizar os termos de modo a expressar os componentes do ganho total (fórmula [21]) e atribuir descrições verbais ao cálculo de cada componente.</text:p>
      <text:p text:style-name="P5"/>
      <text:p text:style-name="P5">A apresentação da análise de ganhos e perdas ao cliente foi bem abordada por Dreher = e não precisa ser discutida mais detalhadamente, embora esta etapa não seja menos importante que o cálculo propriamente dito.</text:p>
      <text:p text:style-name="P5"/>
      <text:p text:style-name="P5"/>
      <text:p text:style-name="P5">II. A P P L I C A T I O N OF T H E M E T H O D TO A M O R E</text:p>
      <text:p text:style-name="P5">COMPLEX UNIT-CREDIT SITUATION</text:p>
      <text:p text:style-name="P5"/>
      <text:p text:style-name="P5">Considere um plano contributivo de benefício unitário com um benefício de morte pós-aposentadoria com reembolso em dinheiro modificado. Para vidas activas, em vez de fazer um cálculo refinado do valor actualizado desta prestação, decidimos apenas adicionar 2 por cento ao valor da renda vitalícia directa. Para vidas de aposentados usaremos uma abordagem mais refinada, conforme discutido abaixo. De acordo com os termos do nosso plano hipotético, as contribuições dos funcionários são reembolsáveis com juros em caso de morte ou rescisão antes da aposentadoria. Contudo, a taxa à qual esses juros são calculados é inferior à taxa de avaliação, e decidimos simplificar as nossas fórmulas assumindo que as contribuições são pagas no início de cada ano e são creditadas com a taxa de juro de avaliação para anos futuros.</text:p>
      <text:p text:style-name="P5">Assim decidimos utilizar as seguintes fórmulas, que terão uma aparência familiar:</text:p>
      <text:p text:style-name="P5"/>
      <text:p text:style-name="P6">XXXXX</text:p>
      <text:p text:style-name="P6"/>
      <text:p text:style-name="P6">Isto completa o passo 5 do plano descrito na Seção I e marca o</text:p>
      <text:p text:style-name="P6">final da fase científica da derivação. O passo 6 consiste em reorganizar os termos da equação (39) e anexar uma interpretação verbal aos resultados, tarefa que recorre aos recursos imaginativos do atuário. É importante perceber que a designação de alguma parte da equação (39) como “ganho de mortalidade” ou algo semelhante é bastante arbitrária, mas certas designações terão um apelo intuitivo. Como no exemplo da Seção I, agrupemos os termos que envolvem juros, aqueles que envolvem mortalidade (ou rescisão por todas as causas), e assim por diante:</text:p>
      <text:p text:style-name="P6"/>
      <text:p text:style-name="P6">xxxxx</text:p>
      <text:p text:style-name="P6"/>
      <text:p text:style-name="P6"/>
      <text:p text:style-name="P6">Quando uma aproximação é empregada nos cálculos de avaliação, pode resultar um ganho ou perda sistemático. Por exemplo, a suposição de que as contribuições dos empregados receberão juros à taxa de avaliação e que as contribuições para cada ano são feitas de uma só vez no início de cada ano simplificou substancialmente os cálculos de avaliação no exemplo anterior; mas a aproximação resultou num ganho sistemático (Parte I[2][d] acima). Um ganho sistemático é aquele que não é zero quando a experiência real está totalmente de acordo com o esperado. Note-se que outro ganho sistemático, mas menor, resulta da aproximação, o que faz com que os juros esperados sobre pagamentos de benefícios (ver Parte I[2][c] acima) sejam expressos de forma aproximada. Assim, o ideal estabelecido na Seção I de ter o ganho de cada componente igual a zero quando a suposição associada a esse ganho é realizada com exatidão raramente é cumprido na prática real. Esta é apenas outra forma de dizer que a avaliação é apenas um modelo de acontecimentos reais e que a análise de ganhos e perdas deve ser consistente com esse modelo e não pode ser definida com precisão sem referência às peculiaridades de cada avaliação individua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03T13:55:39.789660634</meta:creation-date>
    <dc:date>2023-10-03T15:09:06.368942056</dc:date>
    <meta:editing-duration>PT12M46S</meta:editing-duration>
    <meta:editing-cycles>4</meta:editing-cycles>
    <meta:generator>LibreOffice/6.4.7.2$Linux_X86_64 LibreOffice_project/40$Build-2</meta:generator>
    <meta:document-statistic meta:table-count="0" meta:image-count="0" meta:object-count="0" meta:page-count="4" meta:paragraph-count="46" meta:word-count="2178" meta:character-count="13647" meta:non-whitespace-character-count="11509"/>
  </office:meta>
</office:document-meta>
</file>